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Region Num</text:p>
          </table:table-cell>
          <table:table-cell table:style-name="ce1" office:value-type="string" calcext:value-type="string">
            <text:p>Tian S3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P-head-m1-r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-head-m2-r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A-VAip-r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-VAia-r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-head-l-r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P-body-r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P-tail-r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A-VPm-r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-VPl-r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-VAs-r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A-DAm-r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A-DAl-r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T-VA-r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T-DA-r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T-VP-r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T-DP-rh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CAU-VA-r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U-DA-r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U-body-r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U-tail-r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MY-r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MY-r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-DP-rh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NAc-shell-rh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NAc-core-r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GP-r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P-r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P-head-m1-l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P-head-m2-l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A-VAip-l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A-VAia-l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P-head-l-l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IP-body-l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IP-tail-l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A-VPm-l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A-VPl-l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A-VAs-l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A-DAm-l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-DAl-l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UT-VA-l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UT-DA-l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UT-VP-l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UT-DP-lh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CAU-VA-l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U-DA-l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U-body-l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U-tail-l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MY-l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MY-l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-DP-lh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NAc-shell-lh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NAc-core-l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GP-l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GP-lh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3:02:14.314271561</meta:creation-date>
    <dc:date>2020-06-26T13:09:18.138065934</dc:date>
    <meta:editing-duration>PT7M3S</meta:editing-duration>
    <meta:editing-cycles>2</meta:editing-cycles>
    <meta:generator>LibreOffice/6.2.8.2$Linux_X86_64 LibreOffice_project/20$Build-2</meta:generator>
    <meta:document-statistic meta:table-count="1" meta:cell-count="110" meta:object-count="0"/>
  </office:meta>
</office:document-meta>
</file>